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90148" calcext:value-type="float">
            <text:p>1190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9340" calcext:value-type="float">
            <text:p>449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203920" calcext:value-type="float">
            <text:p>149203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_wor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_wor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1400" calcext:value-type="float">
            <text:p>145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1400000" calcext:value-type="float">
            <text:p>1451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1120" calcext:value-type="float">
            <text:p>116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945600" calcext:value-type="float">
            <text:p>15094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11200" calcext:value-type="float">
            <text:p>1161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302592" calcext:value-type="float">
            <text:p>483025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593828" calcext:value-type="float">
            <text:p>12075938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33704" calcext:value-type="float">
            <text:p>121337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28056" calcext:value-type="float">
            <text:p>726280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920800" calcext:value-type="float">
            <text:p>53992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225028" calcext:value-type="float">
            <text:p>203225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9600" calcext:value-type="float">
            <text:p>2031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11360" calcext:value-type="float">
            <text:p>32511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93992" calcext:value-type="float">
            <text:p>1948939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65428" calcext:value-type="float">
            <text:p>37765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418400" calcext:value-type="float">
            <text:p>22641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pd,rule</text:p>
          </table:table-cell>
          <table:table-cell office:value-type="float" office:value="2002932" calcext:value-type="float">
            <text:p>20029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6800" calcext:value-type="float">
            <text:p>1741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62468" calcext:value-type="float">
            <text:p>139624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95908" calcext:value-type="float">
            <text:p>27895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239840" calcext:value-type="float">
            <text:p>124239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90148" calcext:value-type="float">
            <text:p>1190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9340" calcext:value-type="float">
            <text:p>449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203920" calcext:value-type="float">
            <text:p>149203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_WOR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_WOR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1400" calcext:value-type="float">
            <text:p>145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1400000" calcext:value-type="float">
            <text:p>1451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1120" calcext:value-type="float">
            <text:p>116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945600" calcext:value-type="float">
            <text:p>15094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11200" calcext:value-type="float">
            <text:p>1161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302592" calcext:value-type="float">
            <text:p>483025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593828" calcext:value-type="float">
            <text:p>12075938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33704" calcext:value-type="float">
            <text:p>121337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28056" calcext:value-type="float">
            <text:p>726280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920800" calcext:value-type="float">
            <text:p>53992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225028" calcext:value-type="float">
            <text:p>203225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9600" calcext:value-type="float">
            <text:p>2031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11360" calcext:value-type="float">
            <text:p>32511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93992" calcext:value-type="float">
            <text:p>1948939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65428" calcext:value-type="float">
            <text:p>37765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418400" calcext:value-type="float">
            <text:p>22641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pd,rule</text:p>
          </table:table-cell>
          <table:table-cell office:value-type="float" office:value="2002932" calcext:value-type="float">
            <text:p>20029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6800" calcext:value-type="float">
            <text:p>1741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62468" calcext:value-type="float">
            <text:p>139624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95908" calcext:value-type="float">
            <text:p>27895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239840" calcext:value-type="float">
            <text:p>124239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90148" calcext:value-type="float">
            <text:p>1190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9340" calcext:value-type="float">
            <text:p>449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203920" calcext:value-type="float">
            <text:p>149203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_wOR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_wOR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1400" calcext:value-type="float">
            <text:p>145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1400000" calcext:value-type="float">
            <text:p>1451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1120" calcext:value-type="float">
            <text:p>116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945600" calcext:value-type="float">
            <text:p>15094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11200" calcext:value-type="float">
            <text:p>1161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302592" calcext:value-type="float">
            <text:p>483025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593828" calcext:value-type="float">
            <text:p>12075938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33704" calcext:value-type="float">
            <text:p>121337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28056" calcext:value-type="float">
            <text:p>726280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920800" calcext:value-type="float">
            <text:p>53992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225028" calcext:value-type="float">
            <text:p>203225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9600" calcext:value-type="float">
            <text:p>2031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11360" calcext:value-type="float">
            <text:p>32511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93992" calcext:value-type="float">
            <text:p>1948939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65428" calcext:value-type="float">
            <text:p>37765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418400" calcext:value-type="float">
            <text:p>22641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pd,rule</text:p>
          </table:table-cell>
          <table:table-cell office:value-type="float" office:value="2002932" calcext:value-type="float">
            <text:p>20029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6800" calcext:value-type="float">
            <text:p>1741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62468" calcext:value-type="float">
            <text:p>139624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95908" calcext:value-type="float">
            <text:p>27895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239840" calcext:value-type="float">
            <text:p>124239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90148" calcext:value-type="float">
            <text:p>1190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9340" calcext:value-type="float">
            <text:p>44993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203920" calcext:value-type="float">
            <text:p>149203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_Wor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_Wor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1400" calcext:value-type="float">
            <text:p>145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1400000" calcext:value-type="float">
            <text:p>14514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1120" calcext:value-type="float">
            <text:p>1161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945600" calcext:value-type="float">
            <text:p>15094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11200" calcext:value-type="float">
            <text:p>1161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302592" calcext:value-type="float">
            <text:p>483025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593828" calcext:value-type="float">
            <text:p>12075938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33704" calcext:value-type="float">
            <text:p>121337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28056" calcext:value-type="float">
            <text:p>726280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920800" calcext:value-type="float">
            <text:p>53992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225028" calcext:value-type="float">
            <text:p>2032250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9600" calcext:value-type="float">
            <text:p>2031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11360" calcext:value-type="float">
            <text:p>32511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93992" calcext:value-type="float">
            <text:p>1948939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65428" calcext:value-type="float">
            <text:p>377654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418400" calcext:value-type="float">
            <text:p>22641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pd,rule</text:p>
          </table:table-cell>
          <table:table-cell office:value-type="float" office:value="2002932" calcext:value-type="float">
            <text:p>200293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6800" calcext:value-type="float">
            <text:p>1741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62468" calcext:value-type="float">
            <text:p>1396246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95908" calcext:value-type="float">
            <text:p>278959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239840" calcext:value-type="float">
            <text:p>124239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26:16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7S</meta:editing-duration>
    <meta:editing-cycles>3</meta:editing-cycles>
    <meta:generator>LibreOffice/5.2.0.4$Windows_x86 LibreOffice_project/066b007f5ebcc236395c7d282ba488bca6720265</meta:generator>
    <dc:date>2016-08-13T21:27:01.904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